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801cm" fo:margin-left="0.018cm" fo:margin-top="0cm" fo:margin-bottom="0cm" table:align="left" style:writing-mode="lr-tb"/>
    </style:style>
    <style:style style:name="Tabla1.A" style:family="table-column">
      <style:table-column-properties style:column-width="3.992cm"/>
    </style:style>
    <style:style style:name="Tabla1.B" style:family="table-column">
      <style:table-column-properties style:column-width="6.018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2.887cm"/>
    </style:style>
    <style:style style:name="Tabla1.E" style:family="table-column">
      <style:table-column-properties style:column-width="1.699cm"/>
    </style:style>
    <style:style style:name="Tabla1.F" style:family="table-column">
      <style:table-column-properties style:column-width="3.11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1.B3" style:family="table-cell">
      <style:table-cell-properties fo:padding="0cm" fo:border-left="0.6pt solid #000001" fo:border-right="0.6pt solid #000001" fo:border-top="none" fo:border-bottom="0.6pt solid #000001"/>
    </style:style>
    <style:style style:name="Tabla1.4" style:family="table-row">
      <style:table-row-properties style:row-height="0.591cm" fo:keep-together="auto"/>
    </style:style>
    <style:style style:name="Tabla1.B4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4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4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4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.4" style:family="table-row">
      <style:table-row-properties style:min-row-height="0.732cm" fo:keep-together="auto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5" style:family="table-row">
      <style:table-row-properties style:min-row-height="0.741cm" fo:keep-together="auto"/>
    </style:style>
    <style:style style:name="Tabla3.A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5" style:family="table-cell">
      <style:table-cell-properties fo:padding-left="0.199cm" fo:padding-right="0.191cm" fo:padding-top="0cm" fo:padding-bottom="0cm" fo:border="0.5pt solid #00000a"/>
    </style:style>
    <style:style style:name="Tabla3.A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3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23cm" fo:margin-left="0.062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5.006cm"/>
    </style:style>
    <style:style style:name="Tabla6.C" style:family="table-column">
      <style:table-column-properties style:column-width="4.96cm"/>
    </style:style>
    <style:style style:name="Tabla6.D" style:family="table-column">
      <style:table-column-properties style:column-width="4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4.05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b07d"/>
    </style:style>
    <style:style style:name="P13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4" style:family="paragraph" style:parent-style-name="Standard">
      <style:paragraph-properties fo:line-height="0.353cm"/>
    </style:style>
    <style:style style:name="P15" style:family="paragraph" style:parent-style-name="Standard">
      <style:text-properties style:font-name="Calibri1" officeooo:paragraph-rsid="0032f0f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1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3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4" style:family="paragraph" style:parent-style-name="Standard">
      <style:text-properties officeooo:paragraph-rsid="0032f0f8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officeooo:paragraph-rsid="00830530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3" style:family="paragraph" style:parent-style-name="Standard">
      <style:paragraph-properties fo:margin-left="0.18cm" fo:margin-right="0cm" fo:text-indent="0cm" style:auto-text-indent="false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5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4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7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50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1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officeooo:rsid="00a1fab0" officeooo:paragraph-rsid="00a1fab0" style:font-size-asian="10pt" style:font-size-complex="10pt"/>
    </style:style>
    <style:style style:name="P52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3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text-underline-style="none" officeooo:paragraph-rsid="0098035b" style:font-name-asian="Arial1" style:font-size-asian="10pt" style:font-name-complex="Arial1" style:font-size-complex="10pt"/>
    </style:style>
    <style:style style:name="P54" style:family="paragraph" style:parent-style-name="Standard">
      <style:text-properties style:font-name="Calibri2" fo:font-size="10pt" officeooo:paragraph-rsid="00a55e8c" style:font-size-asian="10pt" style:font-size-complex="10pt"/>
    </style:style>
    <style:style style:name="P55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6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7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officeooo:paragraph-rsid="0085b07d"/>
    </style:style>
    <style:style style:name="P58" style:family="paragraph">
      <loext:graphic-properties draw:fill="none"/>
      <style:paragraph-properties fo:text-align="start"/>
    </style:style>
    <style:style style:name="T1" style:family="text">
      <style:text-properties officeooo:rsid="009921f8"/>
    </style:style>
    <style:style style:name="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3" style:family="text">
      <style:text-properties style:font-name="Calibri1" fo:language="es" fo:country="ES" officeooo:rsid="001b8e11"/>
    </style:style>
    <style:style style:name="T4" style:family="text">
      <style:text-properties style:font-name="Calibri1" officeooo:rsid="007e266d"/>
    </style:style>
    <style:style style:name="T5" style:family="text">
      <style:text-properties style:font-name="Calibri1" fo:font-size="9pt" officeooo:rsid="0098035b" style:font-name-asian="Arial1" style:font-size-asian="9pt" style:font-name-complex="Arial1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Arial1" style:font-weight-asian="bold" style:font-name-complex="Arial1"/>
    </style:style>
    <style:style style:name="T8" style:family="text">
      <style:text-properties fo:font-weight="bold" style:font-name-asian="Arial1" style:font-weight-asian="bold" style:font-name-complex="Arial1" style:text-scale="99%"/>
    </style:style>
    <style:style style:name="T9" style:family="text">
      <style:text-properties style:text-underline-style="none"/>
    </style:style>
    <style:style style:name="T10" style:family="text">
      <style:text-properties style:font-name="Calibri2" style:text-underline-style="none"/>
    </style:style>
    <style:style style:name="T11" style:family="text">
      <style:text-properties style:font-name="Calibri2" fo:font-size="10pt" fo:language="es" fo:country="ES" style:font-size-asian="10pt" style:font-size-complex="10pt"/>
    </style:style>
    <style:style style:name="T12" style:family="text">
      <style:text-properties style:font-name="Calibri2" fo:font-size="10pt" fo:language="es" fo:country="ES" officeooo:rsid="001b8e11" style:font-size-asian="10pt" style:font-size-complex="10pt"/>
    </style:style>
    <style:style style:name="T13" style:family="text">
      <style:text-properties style:font-name="Calibri2" fo:font-size="10pt" officeooo:rsid="004e950d" style:font-size-asian="10pt" style:font-size-complex="10pt"/>
    </style:style>
    <style:style style:name="T14" style:family="text">
      <style:text-properties style:font-name="Calibri2" fo:font-size="10pt" officeooo:rsid="001ebd49" style:font-size-asian="10pt" style:font-size-complex="10pt"/>
    </style:style>
    <style:style style:name="T15" style:family="text">
      <style:text-properties style:font-name="Calibri2" fo:font-size="10pt" officeooo:rsid="00643dc8" style:font-size-asian="10pt" style:font-size-complex="10pt"/>
    </style:style>
    <style:style style:name="T16" style:family="text">
      <style:text-properties style:font-name="Calibri2" fo:font-size="10pt" officeooo:rsid="00644ec5" style:font-size-asian="10pt" style:font-size-complex="10pt"/>
    </style:style>
    <style:style style:name="T17" style:family="text">
      <style:text-properties style:font-name="Calibri2" fo:font-size="10pt" officeooo:rsid="00561009" style:font-size-asian="10pt" style:font-size-complex="10pt"/>
    </style:style>
    <style:style style:name="T18" style:family="text">
      <style:text-properties style:font-name="Calibri2" fo:font-size="10pt" officeooo:rsid="00824003" style:font-size-asian="10pt" style:font-size-complex="10pt"/>
    </style:style>
    <style:style style:name="T19" style:family="text">
      <style:text-properties style:font-name="Calibri2" fo:font-size="10pt" officeooo:rsid="00830530" style:font-size-asian="10pt" style:font-size-complex="10pt"/>
    </style:style>
    <style:style style:name="T20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21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2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3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4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5" style:family="text">
      <style:text-properties style:text-position="-3% 100%" fo:font-weight="bold" style:font-weight-asian="bold"/>
    </style:style>
    <style:style style:name="T26" style:family="text">
      <style:text-properties style:text-position="-3% 100%" fo:letter-spacing="0.002cm" fo:font-weight="bold" style:font-weight-asian="bold"/>
    </style:style>
    <style:style style:name="T27" style:family="text">
      <style:text-properties style:text-position="-3% 100%" fo:letter-spacing="-0.002cm" fo:font-weight="bold" style:font-weight-asian="bold"/>
    </style:style>
    <style:style style:name="T28" style:family="text">
      <style:text-properties style:text-position="-3% 100%" fo:letter-spacing="-0.004cm" fo:font-weight="bold" style:font-weight-asian="bold"/>
    </style:style>
    <style:style style:name="T29" style:family="text">
      <style:text-properties officeooo:rsid="001bfbcb"/>
    </style:style>
    <style:style style:name="T30" style:family="text">
      <style:text-properties fo:letter-spacing="-0.002cm" fo:font-weight="bold" style:font-name-asian="Arial1" style:font-weight-asian="bold" style:font-name-complex="Arial1"/>
    </style:style>
    <style:style style:name="T31" style:family="text">
      <style:text-properties fo:letter-spacing="-0.002cm" fo:font-weight="bold" style:font-name-asian="Arial1" style:font-weight-asian="bold" style:font-name-complex="Arial1" style:text-scale="99%"/>
    </style:style>
    <style:style style:name="T32" style:family="text">
      <style:text-properties fo:letter-spacing="-0.002cm" fo:language="es" fo:country="ES"/>
    </style:style>
    <style:style style:name="T33" style:family="text">
      <style:text-properties fo:letter-spacing="-0.002cm" fo:language="es" fo:country="ES" fo:font-weight="bold" style:font-weight-asian="bold"/>
    </style:style>
    <style:style style:name="T34" style:family="text">
      <style:text-properties fo:letter-spacing="0.005cm"/>
    </style:style>
    <style:style style:name="T35" style:family="text">
      <style:text-properties fo:letter-spacing="0.005cm" fo:font-weight="bold" style:font-name-asian="Arial1" style:font-weight-asian="bold" style:font-name-complex="Arial1"/>
    </style:style>
    <style:style style:name="T36" style:family="text">
      <style:text-properties fo:letter-spacing="0.005cm" fo:font-weight="bold" style:font-name-asian="Arial1" style:font-weight-asian="bold" style:font-name-complex="Arial1" style:text-scale="99%"/>
    </style:style>
    <style:style style:name="T37" style:family="text">
      <style:text-properties fo:letter-spacing="0.005cm" fo:language="es" fo:country="ES"/>
    </style:style>
    <style:style style:name="T38" style:family="text">
      <style:text-properties fo:language="es" fo:country="ES"/>
    </style:style>
    <style:style style:name="T39" style:family="text">
      <style:text-properties fo:language="es" fo:country="ES" fo:font-weight="bold" style:font-weight-asian="bold"/>
    </style:style>
    <style:style style:name="T40" style:family="text">
      <style:text-properties fo:language="es" fo:country="ES" style:font-name-asian="Arial1" style:font-name-complex="Arial1"/>
    </style:style>
    <style:style style:name="T41" style:family="text">
      <style:text-properties fo:letter-spacing="0.007cm"/>
    </style:style>
    <style:style style:name="T42" style:family="text">
      <style:text-properties fo:letter-spacing="0.007cm" fo:font-weight="bold" style:font-name-asian="Arial1" style:font-weight-asian="bold" style:font-name-complex="Arial1"/>
    </style:style>
    <style:style style:name="T43" style:family="text">
      <style:text-properties fo:letter-spacing="0.007cm" fo:font-weight="bold" style:font-name-asian="Arial1" style:font-weight-asian="bold" style:font-name-complex="Arial1" style:text-scale="99%"/>
    </style:style>
    <style:style style:name="T44" style:family="text">
      <style:text-properties fo:letter-spacing="-0.007cm"/>
    </style:style>
    <style:style style:name="T45" style:family="text">
      <style:text-properties fo:letter-spacing="0.002cm"/>
    </style:style>
    <style:style style:name="T46" style:family="text">
      <style:text-properties fo:letter-spacing="0.002cm" fo:font-weight="bold" style:font-name-asian="Arial1" style:font-weight-asian="bold" style:font-name-complex="Arial1"/>
    </style:style>
    <style:style style:name="T47" style:family="text">
      <style:text-properties fo:letter-spacing="0.002cm" fo:font-weight="bold" style:font-name-asian="Arial1" style:font-weight-asian="bold" style:font-name-complex="Arial1" style:text-scale="99%"/>
    </style:style>
    <style:style style:name="T48" style:family="text">
      <style:text-properties fo:letter-spacing="0.002cm" fo:language="es" fo:country="ES"/>
    </style:style>
    <style:style style:name="T49" style:family="text">
      <style:text-properties fo:letter-spacing="0.002cm" fo:language="es" fo:country="ES" fo:font-weight="bold" style:font-weight-asian="bold"/>
    </style:style>
    <style:style style:name="T50" style:family="text">
      <style:text-properties fo:letter-spacing="0.004cm" fo:font-weight="bold" style:font-name-asian="Arial1" style:font-weight-asian="bold" style:font-name-complex="Arial1"/>
    </style:style>
    <style:style style:name="T51" style:family="text">
      <style:text-properties fo:letter-spacing="0.004cm" fo:font-weight="bold" style:font-name-asian="Arial1" style:font-weight-asian="bold" style:font-name-complex="Arial1" style:text-scale="99%"/>
    </style:style>
    <style:style style:name="T52" style:family="text">
      <style:text-properties fo:letter-spacing="0.004cm" fo:language="es" fo:country="ES" fo:font-weight="bold" style:font-weight-asian="bold"/>
    </style:style>
    <style:style style:name="T53" style:family="text">
      <style:text-properties fo:letter-spacing="-0.009cm" fo:font-weight="bold" style:font-name-asian="Arial1" style:font-weight-asian="bold" style:font-name-complex="Arial1"/>
    </style:style>
    <style:style style:name="T54" style:family="text">
      <style:text-properties fo:letter-spacing="-0.009cm" fo:font-weight="bold" style:font-name-asian="Arial1" style:font-weight-asian="bold" style:font-name-complex="Arial1" style:text-scale="99%"/>
    </style:style>
    <style:style style:name="T55" style:family="text">
      <style:text-properties fo:letter-spacing="0.009cm" fo:font-weight="bold" style:font-name-asian="Arial1" style:font-weight-asian="bold" style:font-name-complex="Arial1" style:text-scale="99%"/>
    </style:style>
    <style:style style:name="T56" style:family="text">
      <style:text-properties fo:letter-spacing="-0.004cm" fo:language="es" fo:country="ES"/>
    </style:style>
    <style:style style:name="T57" style:family="text">
      <style:text-properties fo:letter-spacing="-0.018cm" fo:language="es" fo:country="ES"/>
    </style:style>
    <style:style style:name="T58" style:family="text">
      <style:text-properties fo:letter-spacing="-0.019cm" fo:language="es" fo:country="ES"/>
    </style:style>
    <style:style style:name="T59" style:family="text">
      <style:text-properties fo:letter-spacing="-0.014cm" fo:language="es" fo:country="ES" fo:font-weight="bold" style:font-weight-asian="bold"/>
    </style:style>
    <style:style style:name="T60" style:family="text">
      <style:text-properties fo:letter-spacing="-0.005cm" fo:language="es" fo:country="ES"/>
    </style:style>
    <style:style style:name="T61" style:family="text">
      <style:text-properties fo:letter-spacing="0.011cm" fo:language="es" fo:country="ES"/>
    </style:style>
    <style:style style:name="T62" style:family="text">
      <style:text-properties fo:letter-spacing="-0.025cm" fo:font-weight="bold" style:font-name-asian="Arial1" style:font-weight-asian="bold" style:font-name-complex="Arial1"/>
    </style:style>
    <style:style style:name="T63" style:family="text">
      <style:text-properties officeooo:rsid="00785cda"/>
    </style:style>
    <style:style style:name="T64" style:family="text">
      <style:text-properties officeooo:rsid="00830530"/>
    </style:style>
    <style:style style:name="T65" style:family="text">
      <style:text-properties officeooo:rsid="0088d07e"/>
    </style:style>
    <style:style style:name="T66" style:family="text">
      <style:text-properties fo:color="#000000" style:font-name="Calibri1" fo:font-size="9pt" officeooo:rsid="0098035b" style:font-name-asian="Arial1" style:font-size-asian="9pt" style:font-name-complex="Arial1" style:font-size-complex="9pt"/>
    </style:style>
    <style:style style:name="T67" style:family="text">
      <style:text-properties fo:font-size="8pt" fo:language="es" fo:country="ES" style:font-name-asian="Arial1" style:font-size-asian="8pt" style:font-name-complex="Arial1" style:font-size-complex="8pt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  <text:user-field-decl office:value-type="string" office:string-value="workcenter" text:name="py3o.o.workcenter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upervisor.place_completion_course" text:name="py3o.o.supervisor.place_completion_course"/>
        <text:user-field-decl office:value-type="string" office:string-value="supervisor.date_completion_courset" text:name="py3o.o.supervisor.date_completion_course"/>
      </text:user-field-decls>
      <text:p text:style-name="P55"><text:a xlink:type="simple" xlink:href="py3o://for=%22o%20in%20objects%22" text:style-name="Internet_20_link" text:visited-style-name="Visited_20_Internet_20_Link"><text:span text:style-name="T12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0">CLIENTE</text:p>
          </table:table-cell>
          <table:table-cell table:style-name="Tabla1.B1" table:number-columns-spanned="5" office:value-type="string">
            <text:p text:style-name="P11"><text:s/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0">D<text:span text:style-name="T41">o</text:span><text:span text:style-name="T44">m</text:span>icili<text:span text:style-name="T45">o</text:span>:</text:p>
          </table:table-cell>
          <table:table-cell table:style-name="Tabla1.B2" table:number-columns-spanned="5" office:value-type="string">
            <text:p text:style-name="P50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1">Centro de trabajo:</text:p>
          </table:table-cell>
          <table:table-cell table:style-name="Tabla1.B3" table:number-columns-spanned="5" office:value-type="string">
            <text:p text:style-name="P50"><text:user-field-get text:name="py3o.o.workcenter">workcenter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50"><text:span text:style-name="T34">Fecha del tratamiento</text:span>:</text:p>
          </table:table-cell>
          <table:table-cell table:style-name="Tabla1.B4" office:value-type="string">
            <text:p text:style-name="P26"><text:a xlink:type="simple" xlink:href="py3o://function=format_date(o.picking_date,%20'%25d/%25m/%25Y')" text:style-name="Internet_20_link" text:visited-style-name="Visited_20_Internet_20_Link"><text:span text:style-name="T13">function=format_date(o.picking_date, '%d/%m/%Y')</text:span></text:a></text:p>
          </table:table-cell>
          <table:table-cell table:style-name="Tabla1.C4" office:value-type="string">
            <text:p text:style-name="P18">Hora inicio</text:p>
          </table:table-cell>
          <table:table-cell table:style-name="Tabla1.D4" office:value-type="string">
            <text:p text:style-name="P18"><text:user-field-get text:name="py3o.o.start_time_str">start_time</text:user-field-get></text:p>
          </table:table-cell>
          <table:table-cell table:style-name="Tabla1.C4" office:value-type="string">
            <text:p text:style-name="P18">Hora <text:span text:style-name="T63">fin</text:span></text:p>
          </table:table-cell>
          <table:table-cell table:style-name="Tabla1.F4" office:value-type="string">
            <text:p text:style-name="P18"><text:user-field-get text:name="py3o.o.end_time_str">end_time</text:user-field-get></text:p>
          </table:table-cell>
        </table:table-row>
      </table:table>
      <text:p text:style-name="P31"/>
      <text:p text:style-name="P29"><text:span text:style-name="T30"><text:s/>P</text:span><text:span text:style-name="T7">R</text:span><text:span text:style-name="T46">O</text:span><text:span text:style-name="T7">DUC</text:span><text:span text:style-name="T35">T</text:span><text:span text:style-name="T46">O</text:span><text:span text:style-name="T7">S</text:span><text:span text:style-name="T62"> </text:span><text:span text:style-name="T31">E</text:span><text:span text:style-name="T43">M</text:span><text:span text:style-name="T31">P</text:span><text:span text:style-name="T8">L</text:span><text:span text:style-name="T43">E</text:span><text:span text:style-name="T54">A</text:span><text:span text:style-name="T51">D</text:span><text:span text:style-name="T47">O</text:span><text:span text:style-name="T8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7">Area tratada</text:p>
          </table:table-cell>
          <table:table-cell table:style-name="Tabla3.A1" office:value-type="string">
            <text:p text:style-name="P37">Tipo de Biocida</text:p>
          </table:table-cell>
          <table:table-cell table:style-name="Tabla3.C1" office:value-type="string">
            <text:p text:style-name="P39">Plaga a combatir</text:p>
          </table:table-cell>
          <table:table-cell table:style-name="Tabla3.A1" table:number-columns-spanned="2" office:value-type="string">
            <text:p text:style-name="P38">Nombre comercial</text:p>
          </table:table-cell>
          <table:covered-table-cell/>
          <table:table-cell table:style-name="Tabla3.A1" office:value-type="string">
            <text:p text:style-name="P40">Materia activa %</text:p>
          </table:table-cell>
          <table:table-cell table:style-name="Tabla3.A1" office:value-type="string">
            <text:p text:style-name="P41">Nº registro</text:p>
          </table:table-cell>
          <table:table-cell table:style-name="Tabla3.A1" office:value-type="string">
            <text:p text:style-name="P41">Método aplicación</text:p>
          </table:table-cell>
          <table:table-cell table:style-name="Tabla3.A1" office:value-type="string">
            <text:p text:style-name="P41">Dosis (%)</text:p>
          </table:table-cell>
          <table:table-cell table:style-name="Tabla3.A1" office:value-type="string">
            <text:p text:style-name="P38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6" text:outline-level="2"/>
            <text:h text:style-name="P56" text:outline-level="2"><text:a xlink:type="simple" xlink:href="py3o://for=%22p%20in%20o.products_used_id%22" text:style-name="Internet_20_link" text:visited-style-name="Visited_20_Internet_20_Link"><text:span text:style-name="T22">for="p in o.products_used_id"</text:span></text:a><text:span text:style-name="T22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10" office:value-type="string">
            <text:h text:style-name="P57" text:outline-level="2"><text:a xlink:type="simple" xlink:href="py3o://with=%22especie=dict(p.fields_get(allfields=['plague_to_fight'])['plague_to_fight']['selection'])[p.plague_to_fight]%22" text:style-name="Internet_20_link" text:visited-style-name="Visited_20_Internet_20_Link"><text:span text:style-name="T66">with="especie=dict(p.fields_get(allfields=['plague_to_fight'])['plague_to_fight']['selection'])[p.plague_to_fight]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office:value-type="string">
            <text:h text:style-name="P52" text:outline-level="2"><text:user-field-get text:name="py3o.p.treated_area">products_used.treated_area</text:user-field-get></text:h>
          </table:table-cell>
          <table:table-cell table:style-name="Tabla3.B4" office:value-type="string">
            <text:h text:style-name="P52" text:outline-level="2"><text:user-field-get text:name="py3o.p.type_of_biocide">products_used.type_of_biocide</text:user-field-get></text:h>
          </table:table-cell>
          <table:table-cell table:style-name="Tabla3.C4" office:value-type="string">
            <text:h text:style-name="P53" text:outline-level="2"><text:user-field-get text:name="py3o.especie">especie</text:user-field-get></text:h>
          </table:table-cell>
          <table:table-cell table:style-name="Tabla3.D4" table:number-columns-spanned="2" office:value-type="string">
            <text:h text:style-name="P52" text:outline-level="2"><text:user-field-get text:name="py3o.p.product_id.name">products_used.name</text:user-field-get></text:h>
          </table:table-cell>
          <table:covered-table-cell/>
          <table:table-cell table:style-name="Tabla3.F4" office:value-type="string">
            <text:h text:style-name="P52" text:outline-level="2"><text:user-field-get text:name="py3o.p.active_matter">products_used.active_matter</text:user-field-get></text:h>
          </table:table-cell>
          <table:table-cell table:style-name="Tabla3.G4" office:value-type="string">
            <text:h text:style-name="P52" text:outline-level="2"><text:user-field-get text:name="py3o.p.registration_number">products_used.registration_number</text:user-field-get></text:h>
          </table:table-cell>
          <table:table-cell table:style-name="Tabla3.H4" office:value-type="string">
            <text:h text:style-name="P52" text:outline-level="2"><text:user-field-get text:name="py3o.p.application_method">products_used.application_method</text:user-field-get></text:h>
          </table:table-cell>
          <table:table-cell table:style-name="Tabla3.I4" office:value-type="string">
            <text:h text:style-name="P52" text:outline-level="2"><text:user-field-get text:name="py3o.p.dose">products_used.dose</text:user-field-get></text:h>
          </table:table-cell>
          <table:table-cell table:style-name="Tabla3.J4" office:value-type="string">
            <text:h text:style-name="P52" text:outline-level="2"><text:user-field-get text:name="py3o.p.security_term">products_used.security_term</text:user-field-get></text:h>
          </table:table-cell>
        </table:table-row>
        <table:table-row table:style-name="Tabla3.5">
          <table:table-cell table:style-name="Tabla3.A5" table:number-columns-spanned="4" office:value-type="string">
            <text:p text:style-name="P12"><text:a xlink:type="simple" xlink:href="py3o:///with" text:style-name="Internet_20_link" text:visited-style-name="Visited_20_Internet_20_Link"><text:span text:style-name="T5">/with</text:span></text:a></text:p>
          </table:table-cell>
          <table:covered-table-cell/>
          <table:covered-table-cell/>
          <table:covered-table-cell/>
          <table:table-cell table:style-name="Tabla3.E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6" table:number-columns-spanned="6" office:value-type="string">
            <text:p text:style-name="P10"><text:a xlink:type="simple" xlink:href="py3o:///for" text:style-name="Internet_20_link" text:visited-style-name="Visited_20_Internet_20_Link"><text:span text:style-name="T23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21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6">ESPECIES DETECTADAS</text:p>
          </table:table-cell>
          <table:table-cell table:style-name="Tabla2.A1" table:number-rows-spanned="2" office:value-type="string">
            <text:p text:style-name="P19">UBICACIÓN</text:p>
          </table:table-cell>
          <table:table-cell table:style-name="Tabla2.A1" table:number-columns-spanned="3" office:value-type="string">
            <text:p text:style-name="P19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9">LEVE</text:p>
          </table:table-cell>
          <table:table-cell table:style-name="Tabla2.A1" office:value-type="string">
            <text:p text:style-name="P19">MEDIO</text:p>
          </table:table-cell>
          <table:table-cell table:style-name="Tabla2.A1" office:value-type="string">
            <text:p text:style-name="P19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5"><text:a xlink:type="simple" xlink:href="py3o://for=%22a%20in%20o.detected_species_id%22" text:style-name="Internet_20_link" text:visited-style-name="Visited_20_Internet_20_Link"><text:span text:style-name="T14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4"><text:a xlink:type="simple" xlink:href="py3o://with=%22especie=dict(a.fields_get(allfields=['name'])['name']['selection'])[a.name]%22" text:style-name="Internet_20_link" text:visited-style-name="Visited_20_Internet_20_Link"><text:span text:style-name="T4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5"><text:user-field-get text:name="py3o.especie">especie</text:user-field-get></text:p>
          </table:table-cell>
          <table:table-cell table:style-name="Tabla2.B5" office:value-type="string">
            <text:p text:style-name="P17"><text:user-field-get text:name="py3o.a.location">detected_species_location</text:user-field-get></text:p>
          </table:table-cell>
          <table:table-cell table:style-name="Tabla2.C5" office:value-type="string">
            <text:p text:style-name="P16"><text:a xlink:type="simple" xlink:href="py3o://function=%22a.level_mild%20and%20'X'%20or%20''%22" text:style-name="Internet_20_link" text:visited-style-name="Visited_20_Internet_20_Link"><text:span text:style-name="T15">function="a.level_mild and 'X' or ''"</text:span></text:a></text:p>
          </table:table-cell>
          <table:table-cell table:style-name="Tabla2.D5" office:value-type="string">
            <text:p text:style-name="P16"><text:a xlink:type="simple" xlink:href="py3o://function=%22a.level_medium%20and%20'X'%20or%20''%22" text:style-name="Internet_20_link" text:visited-style-name="Visited_20_Internet_20_Link"><text:span text:style-name="T16">function="a.level_medium and 'X' or ''"</text:span></text:a></text:p>
          </table:table-cell>
          <table:table-cell table:style-name="Tabla2.E5" office:value-type="string">
            <text:p text:style-name="P16"><text:a xlink:type="simple" xlink:href="py3o://function=%22a.level_high%20and%20'X'%20or%20''%22" text:style-name="Internet_20_link" text:visited-style-name="Visited_20_Internet_20_Link"><text:span text:style-name="T20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2"><text:a xlink:type="simple" xlink:href="py3o:///with" text:style-name="Internet_20_link" text:visited-style-name="Visited_20_Internet_20_Link"><text:span text:style-name="T4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8"><text:a xlink:type="simple" xlink:href="py3o:///for" text:style-name="Internet_20_link" text:visited-style-name="Visited_20_Internet_20_Link"><text:span text:style-name="T21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<text:span text:style-name="T64">BSERVACIONES</text:span></text:p>
          </table:table-cell>
        </table:table-row>
        <table:table-row table:style-name="Tabla4.1">
          <table:table-cell table:style-name="Tabla4.A2" office:value-type="string">
            <text:p text:style-name="P27"><text:span text:style-name="T19">P: Cebador 100g; p: Cebador 50g; CM: Cebador Mecánico; F: Placa de feromonas; </text:span>PA: Placa Adhesiva</text:p>
            <text:p text:style-name="P17"><text:user-field-get text:name="py3o.o.monitoring_situation">monitoring_situation</text:user-field-get></text:p>
          </table:table-cell>
        </table:table-row>
      </table:table>
      <text:p text:style-name="P42"/>
      <text:p text:style-name="P17"><text:span text:style-name="T25">O</text:span><text:span text:style-name="T26">BS</text:span><text:span text:style-name="T25">ER</text:span><text:span text:style-name="T27">V</text:span><text:span text:style-name="T25">A</text:span><text:span text:style-name="T27">C</text:span><text:span text:style-name="T25">ION</text:span><text:span text:style-name="T26">E</text:span><text:span text:style-name="T25">S</text:span><text:span text:style-name="T26"> </text:span><text:span text:style-name="T25">/ </text:span><text:span text:style-name="T28">R</text:span><text:span text:style-name="T25">ECO</text:span><text:span text:style-name="T27">M</text:span><text:span text:style-name="T25">EN</text:span><text:span text:style-name="T27">D</text:span><text:span text:style-name="T25">A</text:span><text:span text:style-name="T27">C</text:span><text:span text:style-name="T25">ION</text:span><text:span text:style-name="T26">ES</text:span><text:span text:style-name="T25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4"><text:span text:style-name="T42">M</text:span><text:span text:style-name="T30">E</text:span><text:span text:style-name="T7">DI</text:span><text:span text:style-name="T50">D</text:span><text:span text:style-name="T53">A</text:span><text:span text:style-name="T7">S</text:span><text:span text:style-name="T53"> </text:span><text:span text:style-name="T7">A</text:span><text:span text:style-name="T30"> </text:span><text:span text:style-name="T54">A</text:span><text:span text:style-name="T51">D</text:span><text:span text:style-name="T36">O</text:span><text:span text:style-name="T31">P</text:span><text:span text:style-name="T55">T</text:span><text:span text:style-name="T54">A</text:span><text:span text:style-name="T8">R</text:span></text:p>
          </table:table-cell>
          <table:table-cell table:style-name="Tabla5.B1" office:value-type="string">
            <text:p text:style-name="P45"><text:span text:style-name="T7">NO </text:span><text:span text:style-name="T30">P</text:span><text:span text:style-name="T7">R</text:span><text:span text:style-name="T46">O</text:span><text:span text:style-name="T7">C</text:span><text:span text:style-name="T50">E</text:span><text:span text:style-name="T7">DE</text:span></text:p>
          </table:table-cell>
          <table:table-cell table:style-name="Tabla5.B1" office:value-type="string">
            <text:p text:style-name="P46"><text:span text:style-name="T46">O</text:span><text:span text:style-name="T7">B</text:span><text:span text:style-name="T30">SE</text:span><text:span text:style-name="T50">R</text:span><text:span text:style-name="T42">V</text:span><text:span text:style-name="T53">A</text:span><text:span text:style-name="T7">CI</text:span><text:span text:style-name="T46">O</text:span><text:span text:style-name="T50">N</text:span><text:span text:style-name="T46">E</text:span><text:span text:style-name="T7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3"><text:a xlink:type="simple" xlink:href="py3o://for=%22r%20in%20o.type_ddd_ids.mapped('observation_recommendation')%22" text:style-name="Internet_20_link" text:visited-style-name="Visited_20_Internet_20_Link"><text:span text:style-name="T18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5"><text:user-field-get text:name="py3o.r.name">observation.name</text:user-field-get></text:p>
          </table:table-cell>
          <table:table-cell table:style-name="Tabla5.B3" office:value-type="string">
            <text:p text:style-name="P47"/>
          </table:table-cell>
          <table:table-cell table:style-name="Tabla5.C3" office:value-type="string">
            <text:p text:style-name="P22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3"><text:a xlink:type="simple" xlink:href="py3o:///for" text:style-name="Internet_20_link" text:visited-style-name="Visited_20_Internet_20_Link"><text:span text:style-name="T17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4"><text:span text:style-name="T46">Ot</text:span><text:span text:style-name="T30">r</text:span><text:span text:style-name="T7">as</text:span></text:p>
          </table:table-cell>
          <table:table-cell table:style-name="Tabla5.B5" office:value-type="string">
            <text:p text:style-name="P17"/>
          </table:table-cell>
          <table:table-cell table:style-name="Tabla5.C5" office:value-type="string">
            <text:p text:style-name="P17"/>
          </table:table-cell>
        </table:table-row>
      </table:table>
      <text:p text:style-name="P48"/>
      <text:p text:style-name="P48">EL CLIENTE MANIFIESTA QUE ES DEBIDAMENTE INFORMADO DEL TRATAMIENTO REALIZADO, DE LOS PLAZOS DE SEGURIDAD DE LOS PRODUCTOS UTILIZADOS Y DE LAS PRECAUCIONES A TOMAR. </text:p>
      <text:p text:style-name="P49"><text:soft-page-break/><text:span text:style-name="T37">T</text:span><text:span text:style-name="T38">E</text:span><text:span text:style-name="T56">L</text:span><text:span text:style-name="T38">ÉFONO</text:span><text:span text:style-name="T57"> </text:span><text:span text:style-name="T48">I</text:span><text:span text:style-name="T38">NS</text:span><text:span text:style-name="T37">T</text:span><text:span text:style-name="T56">I</text:span><text:span text:style-name="T37">T</text:span><text:span text:style-name="T56">U</text:span><text:span text:style-name="T37">T</text:span><text:span text:style-name="T38">O</text:span><text:span text:style-name="T57"> </text:span><text:span text:style-name="T38">NACIO</text:span><text:span text:style-name="T37">N</text:span><text:span text:style-name="T38">AL</text:span><text:span text:style-name="T58"> </text:span><text:span text:style-name="T38">DE</text:span><text:span text:style-name="T56"> </text:span><text:span text:style-name="T37">T</text:span><text:span text:style-name="T38">OX</text:span><text:span text:style-name="T48">I</text:span><text:span text:style-name="T32">C</text:span><text:span text:style-name="T38">O</text:span><text:span text:style-name="T48">L</text:span><text:span text:style-name="T38">O</text:span><text:span text:style-name="T37">G</text:span><text:span text:style-name="T48">Í</text:span><text:span text:style-name="T38">A</text:span><text:span text:style-name="T58"> </text:span><text:span text:style-name="T49">9</text:span><text:span text:style-name="T39">1</text:span><text:span text:style-name="T49">562</text:span><text:span text:style-name="T33">0</text:span><text:span text:style-name="T52">4</text:span><text:span text:style-name="T49">2</text:span><text:span text:style-name="T39">0</text:span><text:span text:style-name="T59"> </text:span><text:span text:style-name="T48">(</text:span><text:span text:style-name="T32">s</text:span><text:span text:style-name="T48">o</text:span><text:span text:style-name="T38">lo</text:span><text:span text:style-name="T60"> </text:span><text:span text:style-name="T38">e</text:span><text:span text:style-name="T60">m</text:span><text:span text:style-name="T38">e</text:span><text:span text:style-name="T48">r</text:span><text:span text:style-name="T32">g</text:span><text:span text:style-name="T37">e</text:span><text:span text:style-name="T48">n</text:span><text:span text:style-name="T38">cias</text:span><text:span text:style-name="T57"> </text:span><text:span text:style-name="T38">t</text:span><text:span text:style-name="T48">o</text:span><text:span text:style-name="T32">x</text:span><text:span text:style-name="T38">ic</text:span><text:span text:style-name="T48">o</text:span><text:span text:style-name="T38">l</text:span><text:span text:style-name="T48">ó</text:span><text:span text:style-name="T32">g</text:span><text:span text:style-name="T38">ic</text:span><text:span text:style-name="T61">a</text:span><text:span text:style-name="T32">s)</text:span>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0">APLICADOR <text:s/><text:span text:style-name="T29">1</text:span></text:p>
          </table:table-cell>
          <table:table-cell table:style-name="Tabla6.B1" office:value-type="string">
            <text:p text:style-name="P19">APLICADOR <text:s/><text:span text:style-name="T29">2</text:span></text:p>
          </table:table-cell>
          <table:table-cell table:style-name="Tabla6.B1" office:value-type="string">
            <text:p text:style-name="P19"><text:span text:style-name="T65">RESPONSABLE</text:span> TÉCNICO</text:p>
          </table:table-cell>
          <table:table-cell table:style-name="Tabla6.B1" office:value-type="string">
            <text:p text:style-name="P19">CLIENTE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treatment_applicator1.name">treatment_applicator1.name</text:user-field-get></text:p>
            <text:p text:style-name="P54"><text:user-field-get text:name="py3o.o.treatment_applicator1.identification_id">treatment_applicator1.identification_id</text:user-field-get><text:line-break/><text:span text:style-name="T40"><text:user-field-get text:name="py3o.o.treatment_applicator1.place_completion_course">treatment_applicator1.place_completion_course</text:user-field-get></text:span><text:span text:style-name="T40"><text:line-break/></text:span><text:span text:style-name="T40"><text:user-field-get text:name="py3o.o.treatment_applicator1.date_completion_course">treatment_applicator1.date_completion_course</text:user-field-get></text:span></text:p>
          </table:table-cell>
          <table:table-cell table:style-name="Tabla6.B2" office:value-type="string">
            <text:p text:style-name="P17"><text:user-field-get text:name="py3o.o.treatment_applicator2.name">treatment_applicator2.name</text:user-field-get></text:p>
            <text:p text:style-name="P54"><text:user-field-get text:name="py3o.o.treatment_applicator2.identification_id">treatment_applicator2.identification_id</text:user-field-get><text:line-break/><text:span text:style-name="T40"><text:user-field-get text:name="py3o.o.treatment_applicator2.place_completion_course">treatment_applicator2.place_completion_course</text:user-field-get></text:span><text:span text:style-name="T67"><text:line-break/></text:span><text:span text:style-name="T40"><text:user-field-get text:name="py3o.o.treatment_applicator2.date_completion_course">treatment_applicator2.date_completion_course</text:user-field-get></text:span></text:p>
          </table:table-cell>
          <table:table-cell table:style-name="Tabla6.C2" office:value-type="string">
            <text:p text:style-name="P17"><text:user-field-get text:name="py3o.o.supervisor.name">supervisor.name</text:user-field-get></text:p>
            <text:p text:style-name="P54"><text:user-field-get text:name="py3o.o.supervisor.identification_id">supervisor.identification_id</text:user-field-get><text:line-break/><text:span text:style-name="T40"><text:user-field-get text:name="py3o.o.supervisor.place_completion_course">supervisor.place_completion_course</text:user-field-get></text:span><text:span text:style-name="T67"><text:line-break/></text:span><text:span text:style-name="T40"><text:user-field-get text:name="py3o.o.supervisor.date_completion_course">supervisor.date_completion_courset</text:user-field-get></text:span></text:p>
          </table:table-cell>
          <table:table-cell table:style-name="Tabla6.D2" office:value-type="string">
            <text:p text:style-name="P17"><text:user-field-get text:name="py3o.o.signer_name">signer_name</text:user-field-get></text:p>
            <text:p text:style-name="P17"><text:user-field-get text:name="py3o.o.signer_id">signer_dni</text:user-field-get></text:p>
          </table:table-cell>
        </table:table-row>
      </table:table>
      <text:p text:style-name="P17"/>
      <text:p text:style-name="Standard"><draw:g text:anchor-type="paragraph" draw:z-index="2" draw:name="Group 45" draw:style-name="gr1"><draw:custom-shape draw:name="Freeform 46" draw:style-name="gr2" draw:text-style-name="P58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11"><text:tab/></text:span><text:a xlink:type="simple" xlink:href="py3o:///for" text:style-name="Internet_20_link" text:visited-style-name="Visited_20_Internet_20_Link"><text:span text:style-name="T12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9.778cm" fo:margin-left="0.018cm" fo:margin-top="0cm" fo:margin-bottom="0cm" table:align="left" style:may-break-between-rows="false" style:writing-mode="lr-tb"/>
    </style:style>
    <style:style style:name="Tabla7.A" style:family="table-column">
      <style:table-column-properties style:column-width="7.805cm"/>
    </style:style>
    <style:style style:name="Tabla7.B" style:family="table-column">
      <style:table-column-properties style:column-width="5.976cm"/>
    </style:style>
    <style:style style:name="Tabla7.C" style:family="table-column">
      <style:table-column-properties style:column-width="5.997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officeooo:rsid="009921f8"/>
    </style:style>
    <style:style style:name="M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3" style:family="text">
      <style:text-properties fo:font-weight="bold" style:font-weight-asian="bold"/>
    </style:style>
    <style:style style:name="MT4" style:family="text">
      <style:text-properties style:text-underline-style="none"/>
    </style:style>
    <style:style style:name="MT5" style:family="text">
      <style:text-properties style:font-name="Calibri2" style:text-underline-style="none"/>
    </style:style>
    <style:style style:name="MT6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7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LIMPERGAL S.L. - <text:span text:style-name="MT1">CIF: B27141159<text:line-break/>CALLE A, PARCELA O4.3, <text:line-break/></text:span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2">for="o in objects"</text:span></text:a></text:p>
              <text:p text:style-name="MP8"><text:span text:style-name="MT3">CERTIFICADO Nº:</text:span><text:span text:style-name="MT4"> <text:s/></text:span><text:span text:style-name="MT5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6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7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64</meta:editing-cycles>
    <meta:print-date>2014-11-14T15:08:00</meta:print-date>
    <meta:creation-date>2016-03-02T19:40:00</meta:creation-date>
    <dc:date>2022-11-21T14:02:22.809879679</dc:date>
    <meta:editing-duration>P1DT10H27M10S</meta:editing-duration>
    <meta:generator>LibreOffice/6.0.7.3$Linux_X86_64 LibreOffice_project/00m0$Build-3</meta:generator>
    <meta:document-statistic meta:table-count="7" meta:image-count="1" meta:object-count="0" meta:page-count="2" meta:paragraph-count="89" meta:word-count="226" meta:character-count="2466" meta:non-whitespace-character-count="231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